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GeneratorImpl.getResourceURL( Map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RLGeneratorImpl.generateUrl( Map param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URLGeneratorImpl.getBlockingActionURL( Map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GeneratorImpl.getNamespacedToken( String 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GeneratorImpl.getRenderURL( Map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GeneratorImpl.setPortalService( PortalServic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GeneratorImpl.setWSRPAdapter( WSRPAdapter adap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